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709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84"/>
    <style:style style:name="ce4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zas [h]</text:p>
          </table:table-cell>
          <table:table-cell table:style-name="ce1" office:value-type="string" calcext:value-type="string">
            <text:p>Komentarz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date" office:date-value="2020-07-01" calcext:value-type="date">
            <text:p>2020-07-01</text:p>
          </table:table-cell>
          <table:table-cell table:style-name="ce4" office:value-type="float" office:value="1.5" calcext:value-type="float">
            <text:p><text:s/>1,5 <text:s/></text:p>
          </table:table-cell>
          <table:table-cell office:value-type="string" calcext:value-type="string">
            <text:p>Udział w webinarze "Wprowadzenie do Hacktyk / Scrum praktycznie - początek"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1" calcext:value-type="date">
            <text:p>2020-07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ysty kod na przykładzie Kotlin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2" calcext:value-type="date">
            <text:p>2020-07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ówienie gitflow na przykładzie CI/CD 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łędy programistów przy pisaniu zapytań bazodanowych (i nie tylko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3" calcext:value-type="date">
            <text:p>2020-07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 + Spring + TDD = &lt;3 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rowadzenie w świat testowania oprogramowani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.NET Core Web API + Entity Framework Co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 się integrować (z REST API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stawy Flutter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t crash cour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8" calcext:value-type="date">
            <text:p>2020-07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ybkie myki na lepsze produkty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date" office:date-value="2020-07-08" calcext:value-type="date">
            <text:p>2020-07-0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JavaScript i jego mechanizmy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0" calcext:value-type="date">
            <text:p>2020-07-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stępny design aplikacji w Adobe X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3" calcext:value-type="date">
            <text:p>2020-07-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poznanie z Material Design</text:p>
          </table:table-cell>
          <table:table-cell table:style-name="ce6" office:value-type="string" calcext:value-type="string">
            <text:p>Suma godzin</text:p>
          </table:table-cell>
          <table:table-cell table:formula="of:=SUM([.C$1:.C$1048576])" office:value-type="float" office:value="163.5" calcext:value-type="float">
            <text:p>163,5</text:p>
          </table:table-cell>
        </table:table-row>
        <table:table-row table:style-name="ro1">
          <table:table-cell/>
          <table:table-cell office:value-type="date" office:date-value="2020-07-14" calcext:value-type="date">
            <text:p>2020-07-14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Zbudowanie podstawowej architektury aplikacji (MVVM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5" calcext:value-type="date">
            <text:p>2020-07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nie do bazy danych 2 produktów i wyświetlenie ich na ekrani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16" calcext:value-type="date">
            <text:p>2020-07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ka o coroutin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0" calcext:value-type="date">
            <text:p>2020-07-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aimplementowanie spersonalizowego RecyclerVie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2" calcext:value-type="date">
            <text:p>2020-07-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dok dodawania produktu, nauka o animacjach przejścia pomiędzy aktywnościam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3" calcext:value-type="date">
            <text:p>2020-07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rawki nad designem, drobne poprawki w kodzi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4" calcext:value-type="date">
            <text:p>2020-07-2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Konsultacja z mentor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4" calcext:value-type="date">
            <text:p>2020-07-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wanie produktów do bazy danych przez użytkownik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5" calcext:value-type="date">
            <text:p>2020-07-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prawa dodawania produktów do bazy danych z użyciem pluginu AD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7" calcext:value-type="date">
            <text:p>2020-07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sługa usunięcia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8" calcext:value-type="date">
            <text:p>2020-07-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animacjach: biblioteka Spring, ani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29" calcext:value-type="date">
            <text:p>2020-07-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acja animacji podczas usuwania produktó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30" calcext:value-type="date">
            <text:p>2020-07-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WorkManager oraz innych możliwościach procesów uruchamianych w tl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7-31" calcext:value-type="date">
            <text:p>2020-07-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uka o AlarmManager 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1" calcext:value-type="date">
            <text:p>2020-08-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acja AlarmManager do aplikacj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2" calcext:value-type="date">
            <text:p>2020-08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acja DatePicker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3" calcext:value-type="date">
            <text:p>2020-08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ification Manager, Notifcation Builder – poradniki oraz implementacj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4" calcext:value-type="date">
            <text:p>2020-08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ification Manager, Notifcation Builder – poradniki oraz implementacja dalsza część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5" calcext:value-type="date">
            <text:p>2020-08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projektowanie wyglądu szczegółowego każdego produktu po kliknięciu na nieg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6" calcext:value-type="date">
            <text:p>2020-08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plementacja widoku szczegółow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2020-08-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zycie coroutines przy otrzymywaniu indeksu wstawion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omatyczne usunięcie produktu po upływie czasu ustawionego w Alarm Managerz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9" calcext:value-type="date">
            <text:p>2020-08-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rmacja o LiveData, próba implemtancji LiveData przy otrzymywaniu indeksu wstawian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0" calcext:value-type="date">
            <text:p>2020-08-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tawienie dodatkowego powiadomienia 1 dzień przed upływem daty przydatnośc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1" calcext:value-type="date">
            <text:p>2020-08-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ólne informacje o architekturze MVV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2" calcext:value-type="date">
            <text:p>2020-08-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ormacje o MotionLayout, akutalizacja wersji środowiska oraz gradla, żeby było kompatybiln z MotionLayou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6" calcext:value-type="date">
            <text:p>2020-08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ługa błędów przy wprowadzaniu nowego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7" calcext:value-type="date">
            <text:p>2020-08-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danie nowej kolumny stanowiącej o aktywności produktu, progress indicator przy dodawania produktu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8" calcext:value-type="date">
            <text:p>2020-08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prawa animacji przy LongClicku na itemView w RecyclerView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9" calcext:value-type="date">
            <text:p>2020-08-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cja Splash przy wlaczeniu aplikacj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0" calcext:value-type="date">
            <text:p>2020-08-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szukiwanie recyclerview – Filter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</number:number-style>
    <number:number-style style:name="N11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18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.00.0000</text:date>, <text:time style:data-style-name="N2" text:time-value="19:14:53.69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0T10:02:28.183000000</meta:creation-date>
    <dc:date>2020-08-20T19:31:24.393000000</dc:date>
    <meta:editing-duration>P2DT12H55M8S</meta:editing-duration>
    <meta:editing-cycles>6</meta:editing-cycles>
    <meta:generator>LibreOffice/6.4.2.2$Windows_X86_64 LibreOffice_project/4e471d8c02c9c90f512f7f9ead8875b57fcb1ec3</meta:generator>
    <meta:document-statistic meta:table-count="1" meta:cell-count="140" meta:object-count="0"/>
  </office:meta>
</office:document-meta>
</file>